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e5f6"/>
    </style:style>
    <style:style style:name="P2" style:family="paragraph" style:parent-style-name="Standard">
      <style:text-properties officeooo:rsid="001fe5f6" officeooo:paragraph-rsid="001fe5f6"/>
    </style:style>
    <style:style style:name="T1" style:family="text">
      <style:text-properties officeooo:rsid="001fe5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jour et bienvenue sur mon blog. </text:p>
      <text:p text:style-name="P1"/>
      <text:p text:style-name="P1">J’ai la volonté, en créant ce projet, de partager avec vous différents services que j'utilise. Je suis dans la vraie vie la personne à qui l’on demande des conseils ou des informations et je me suis <text:span text:style-name="T1">dit </text:span>pourquoi ne pas les offrir au plus grand nombre. Pourquoi un site internet, <text:span text:style-name="T1">car c’est une volonté pour moi d’être accessible rapidement et sans fioriture.</text:span></text:p>
      <text:p text:style-name="P2">J’espère que je n’écrirai pas trop de bêtise et que vous trouverai votre bonheu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7T21:19:13.778000000</meta:creation-date>
    <dc:date>2024-06-18T18:12:29.896000000</dc:date>
    <meta:editing-duration>PT20H53M16S</meta:editing-duration>
    <meta:editing-cycles>1</meta:editing-cycles>
    <meta:document-statistic meta:table-count="0" meta:image-count="0" meta:object-count="0" meta:page-count="1" meta:paragraph-count="3" meta:word-count="82" meta:character-count="473" meta:non-whitespace-character-count="393"/>
    <meta:generator>LibreOffice/7.6.4.1$Windows_X86_64 LibreOffice_project/e19e193f88cd6c0525a17fb7a176ed8e6a3e2aa1</meta:generator>
  </office:meta>
</office:document-meta>
</file>